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092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" style:family="graphic" style:parent-style-name="objectwithoutfill">
      <style:graphic-properties svg:stroke-color="#ff0000" draw:marker-start="" draw:marker-start-width="0.3cm" draw:marker-end="Arrow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2.682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3.75cm" fo:min-width="6.7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3.75cm" fo:min-width="7.5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3.75cm" fo:min-width="7.4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3.75cm" fo:min-width="7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1.62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1.44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64cm" fo:min-width="1.798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2.75cm" fo:min-width="4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0" style:family="graphic" style:parent-style-name="objectwithoutfill">
      <style:graphic-properties draw:marker-end="Arrowheads_20_2" draw:fill="none" draw:textarea-vertical-align="middle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3" style:family="graphic" style:parent-style-name="objectwithoutfill">
      <style:graphic-properties draw:marker-end="Arrowheads_20_2" draw:fill="none" draw:textarea-vertical-align="middle"/>
      <style:paragraph-properties style:writing-mode="lr-tb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font-size-asian="14pt" style:font-size-complex="14pt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5cm" svg:height="1.5cm" svg:x="1cm" svg:y="18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1" draw:start-glue-point="5" draw:end-shape="id1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2" draw:id="id2" draw:layer="layout" svg:width="2.25cm" svg:height="2cm" svg:x="6.25cm" svg:y="2cm">
          <text:p text:style-name="P1"><text:span text:style-name="T1"/></text:p>
          <text:p text:style-name="P1"><text:span text:style-name="T1">INITIALIZE_S_ARRA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25cm" svg:height="2cm" svg:x="11cm" svg:y="2cm">
          <text:p text:style-name="P1"><text:span text:style-name="T1"/></text:p>
          <text:p text:style-name="P1"><text:span text:style-name="T1">COMPLETED_S_ARRA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5cm" svg:height="2cm" svg:x="2.952cm" svg:y="6.556cm">
          <text:p text:style-name="P1"><text:span text:style-name="T1"/></text:p>
          <text:p text:style-name="P1"><text:span text:style-name="T1">ITERATE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5cm" svg:height="2cm" svg:x="19.5cm" svg:y="6.5cm">
          <text:p text:style-name="P1"><text:span text:style-name="T1"/></text:p>
          <text:p text:style-name="P1"><text:span text:style-name="T1">COMPLETED_LOOP_2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5cm" svg:height="2cm" svg:x="2cm" svg:y="11cm">
          <text:p text:style-name="P1"><text:span text:style-name="T1"/></text:p>
          <text:p text:style-name="P1"><text:span text:style-name="T1">ITERATE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25cm" svg:height="2cm" svg:x="25cm" svg:y="11.75cm">
          <text:p text:style-name="P1"><text:span text:style-name="T1"/></text:p>
          <text:p text:style-name="P1"><text:span text:style-name="T1">COMPLETED_DECRYPTION</text:span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5cm" svg:height="2cm" svg:x="7cm" svg:y="6.5cm">
          <text:p text:style-name="P1"><text:span text:style-name="T1"/></text:p>
          <text:p text:style-name="P1"><text:span text:style-name="T1">COPY_I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5cm" svg:height="2cm" svg:x="11cm" svg:y="6.5cm">
          <text:p text:style-name="P1"><text:span text:style-name="T1"/></text:p>
          <text:p text:style-name="P1"><text:span text:style-name="T1">SWAP_I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5cm" svg:height="2cm" svg:x="15.25cm" svg:y="6.5cm">
          <text:p text:style-name="P1"><text:span text:style-name="T1"/></text:p>
          <text:p text:style-name="P1"><text:span text:style-name="T1">SWAP_J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5cm" svg:height="2cm" svg:x="5.5cm" svg:y="11cm">
          <text:p text:style-name="P1"><text:span text:style-name="T1"/></text:p>
          <text:p text:style-name="P1"><text:span text:style-name="T1">COPY_I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25cm" svg:height="2cm" svg:x="9cm" svg:y="11cm">
          <text:p text:style-name="P1"><text:span text:style-name="T1"/></text:p>
          <text:p text:style-name="P1"><text:span text:style-name="T1">SWAP_I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5cm" svg:height="2cm" svg:x="12.5cm" svg:y="11cm">
          <text:p text:style-name="P1"><text:span text:style-name="T1"/></text:p>
          <text:p text:style-name="P1"><text:span text:style-name="T1">SWAP_J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5cm" svg:height="2cm" svg:x="16.5cm" svg:y="11cm">
          <text:p text:style-name="P1"><text:span text:style-name="T1"/></text:p>
          <text:p text:style-name="P1"><text:span text:style-name="T1">RETREIVE_K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579cm" svg:y2="2.293cm" draw:start-shape="id1" draw:start-glue-point="11" draw:end-shape="id2" draw:end-glue-point="5" svg:d="M4671 2293c0-1191 1908-1191 1908 0" svg:viewBox="0 0 1909 894">
          <text:p/>
        </draw:connector>
        <draw:connector draw:style-name="gr4" draw:text-style-name="P5" draw:layer="layout" draw:type="curve" svg:x1="8.171cm" svg:y1="3.707cm" svg:x2="7.375cm" svg:y2="4cm" draw:start-shape="id2" draw:start-glue-point="9" draw:end-shape="id2" draw:end-glue-point="8" svg:d="M8171 3707c0 1192-796 1046-796 293" svg:viewBox="0 0 797 878">
          <text:p/>
        </draw:connector>
        <draw:connector draw:style-name="gr4" draw:text-style-name="P5" draw:layer="layout" draw:type="curve" svg:x1="8.171cm" svg:y1="2.293cm" svg:x2="11.329cm" svg:y2="2.293cm" draw:start-shape="id2" draw:start-glue-point="11" draw:end-shape="id3" draw:end-glue-point="5" svg:d="M8171 2293c0-1191 3158-1191 3158 0" svg:viewBox="0 0 3159 894">
          <text:p/>
        </draw:connector>
        <draw:connector draw:style-name="gr4" draw:text-style-name="P5" draw:layer="layout" draw:type="curve" svg:x1="12.125cm" svg:y1="4cm" svg:x2="4.077cm" svg:y2="6.556cm" draw:start-shape="id3" draw:start-glue-point="8" draw:end-shape="id4" draw:end-glue-point="4" svg:d="M12125 4000c0 1918-8048 641-8048 2556" svg:viewBox="0 0 8049 2557">
          <text:p/>
        </draw:connector>
        <draw:connector draw:style-name="gr4" draw:text-style-name="P5" draw:layer="layout" draw:type="curve" svg:x1="4.873cm" svg:y1="6.849cm" svg:x2="7.329cm" svg:y2="6.793cm" draw:start-shape="id4" draw:start-glue-point="11" draw:end-shape="id5" draw:end-glue-point="5" svg:d="M4873 6849c0-1275 2456-1247 2456-56" svg:viewBox="0 0 2457 954">
          <text:p/>
        </draw:connector>
        <draw:connector draw:style-name="gr4" draw:text-style-name="P5" draw:layer="layout" draw:type="curve" svg:x1="8.921cm" svg:y1="6.793cm" svg:x2="11.329cm" svg:y2="6.793cm" draw:start-shape="id5" draw:start-glue-point="11" draw:end-shape="id6" draw:end-glue-point="5" svg:d="M8921 6793c0-1191 2408-1191 2408 0" svg:viewBox="0 0 2409 894">
          <text:p/>
        </draw:connector>
        <draw:connector draw:style-name="gr4" draw:text-style-name="P5" draw:layer="layout" draw:type="curve" svg:x1="12.921cm" svg:y1="6.793cm" svg:x2="15.579cm" svg:y2="6.793cm" draw:start-shape="id6" draw:start-glue-point="11" draw:end-shape="id7" draw:end-glue-point="5" svg:d="M12921 6793c0-1191 2658-1191 2658 0" svg:viewBox="0 0 2659 894">
          <text:p/>
        </draw:connector>
        <draw:connector draw:style-name="gr4" draw:text-style-name="P5" draw:layer="layout" draw:type="curve" svg:x1="16.375cm" svg:y1="8.5cm" svg:x2="4.873cm" svg:y2="8.263cm" draw:start-shape="id7" draw:start-glue-point="8" draw:end-shape="id4" draw:end-glue-point="9" svg:d="M16375 8500c0 837-11502 955-11502-237" svg:viewBox="0 0 11503 881">
          <text:p/>
        </draw:connector>
        <draw:connector draw:style-name="gr4" draw:text-style-name="P5" draw:layer="layout" draw:type="curve" svg:x1="17.171cm" svg:y1="6.793cm" svg:x2="19.829cm" svg:y2="6.793cm" draw:start-shape="id7" draw:start-glue-point="11" draw:end-shape="id8" draw:end-glue-point="5" svg:d="M17171 6793c0-1191 2658-1191 2658 0" svg:viewBox="0 0 2659 894">
          <text:p/>
        </draw:connector>
        <draw:connector draw:style-name="gr4" draw:text-style-name="P5" draw:layer="layout" draw:type="curve" svg:x1="20.625cm" svg:y1="8.5cm" svg:x2="3.125cm" svg:y2="11cm" draw:start-shape="id8" draw:start-glue-point="8" draw:end-shape="id9" draw:end-glue-point="4" svg:d="M20625 8500c0 1876-17500 627-17500 2500" svg:viewBox="0 0 17501 2501">
          <text:p/>
        </draw:connector>
        <draw:connector draw:style-name="gr4" draw:text-style-name="P5" draw:layer="layout" draw:type="curve" svg:x1="3.921cm" svg:y1="11.293cm" svg:x2="5.829cm" svg:y2="11.293cm" draw:start-shape="id9" draw:start-glue-point="11" draw:end-shape="id10" draw:end-glue-point="5" svg:d="M3921 11293c0-1191 1908-1191 1908 0" svg:viewBox="0 0 1909 894">
          <text:p/>
        </draw:connector>
        <draw:connector draw:style-name="gr4" draw:text-style-name="P5" draw:layer="layout" draw:type="curve" svg:x1="7.421cm" svg:y1="11.293cm" svg:x2="9.329cm" svg:y2="11.293cm" draw:start-shape="id10" draw:start-glue-point="11" draw:end-shape="id11" draw:end-glue-point="5" svg:d="M7421 11293c0-1191 1908-1191 1908 0" svg:viewBox="0 0 1909 894">
          <text:p/>
        </draw:connector>
        <draw:connector draw:style-name="gr4" draw:text-style-name="P5" draw:layer="layout" draw:type="curve" svg:x1="10.921cm" svg:y1="11.293cm" svg:x2="12.829cm" svg:y2="11.293cm" draw:start-shape="id11" draw:start-glue-point="11" draw:end-shape="id12" draw:end-glue-point="5" svg:d="M10921 11293c0-1191 1908-1191 1908 0" svg:viewBox="0 0 1909 894">
          <text:p/>
        </draw:connector>
        <draw:connector draw:style-name="gr4" draw:text-style-name="P5" draw:layer="layout" draw:type="curve" svg:x1="14.421cm" svg:y1="11.293cm" svg:x2="16.829cm" svg:y2="11.293cm" draw:start-shape="id12" draw:start-glue-point="11" draw:end-shape="id13" draw:end-glue-point="5" svg:d="M14421 11293c0-1191 2408-1191 2408 0" svg:viewBox="0 0 2409 894">
          <text:p/>
        </draw:connector>
        <draw:connector draw:style-name="gr4" draw:text-style-name="P5" draw:layer="layout" draw:type="curve" svg:x1="18.421cm" svg:y1="11.293cm" svg:x2="21.079cm" svg:y2="11.293cm" draw:start-shape="id13" draw:start-glue-point="11" draw:end-shape="id14" draw:end-glue-point="5" svg:d="M18421 11293c0-1191 2658-1191 2658 0" svg:viewBox="0 0 2659 894">
          <text:p/>
        </draw:connector>
        <draw:connector draw:style-name="gr4" draw:text-style-name="P5" draw:layer="layout" draw:type="curve" svg:x1="21.875cm" svg:y1="13cm" svg:x2="3.921cm" svg:y2="12.707cm" draw:start-shape="id14" draw:start-glue-point="8" draw:end-shape="id9" draw:end-glue-point="9" svg:d="M21875 13000c0 753-17954 899-17954-293" svg:viewBox="0 0 17955 878">
          <text:p/>
        </draw:connector>
        <draw:custom-shape draw:style-name="gr1" draw:text-style-name="P1" xml:id="id14" draw:id="id14" draw:layer="layout" svg:width="2.25cm" svg:height="2cm" svg:x="20.75cm" svg:y="11cm">
          <text:p text:style-name="P1"><text:span text:style-name="T1"/></text:p>
          <text:p text:style-name="P1"><text:span text:style-name="T1">OUTPUT_K_LOOP_3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2.671cm" svg:y1="11.293cm" svg:x2="25.329cm" svg:y2="12.043cm" draw:start-shape="id14" draw:start-glue-point="11" draw:end-shape="id15" draw:end-glue-point="5" svg:d="M22671 11293c0-1191 2658-1566 2658 750" svg:viewBox="0 0 2659 1695">
          <text:p/>
        </draw:connector>
      </draw:page>
      <draw:page draw:name="page2" draw:style-name="dp1" draw:master-page-name="Default">
        <draw:custom-shape draw:style-name="gr1" draw:text-style-name="P1" xml:id="id16" draw:id="id16" draw:layer="layout" svg:width="2.25cm" svg:height="2cm" svg:x="2.75cm" svg:y="1.75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3.079cm" svg:y1="2.043cm" svg:x2="2.75cm" svg:y2="2.75cm" draw:start-shape="id16" draw:start-glue-point="5" draw:end-shape="id16" draw:end-glue-point="6" svg:d="M3079 204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5" draw:text-style-name="P1" xml:id="id17" draw:id="id17" draw:layer="layout" svg:width="4cm" svg:height="2cm" svg:x="10.5cm" svg:y="1.25cm">
          <text:p text:style-name="P1"><text:span text:style-name="T1"/></text:p>
          <text:p text:style-name="P1"><text:span text:style-name="T1">INITIALIZE_S_ARRA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4.5cm" svg:height="2cm" svg:x="18cm" svg:y="1.5cm">
          <text:p text:style-name="P1"><text:span text:style-name="T1"/></text:p>
          <text:p text:style-name="P1"><text:span text:style-name="T1">COMPLETED_S_ARRA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2.25cm" svg:height="2cm" svg:x="2.25cm" svg:y="10.75cm">
          <text:p text:style-name="P1"><text:span text:style-name="T1"/></text:p>
          <text:p text:style-name="P1"><text:span text:style-name="T1">ITERATE_I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2.25cm" svg:height="2cm" svg:x="25.5cm" svg:y="16.5cm">
          <text:p text:style-name="P1"><text:span text:style-name="T1"/></text:p>
          <text:p text:style-name="P1"><text:span text:style-name="T1">COMPLETED_LOOP_2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.25cm" svg:height="2cm" svg:x="9cm" svg:y="10.75cm">
          <text:p text:style-name="P1"><text:span text:style-name="T1"/></text:p>
          <text:p text:style-name="P6"><text:span text:style-name="T1">WAIT_FOR_I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2.25cm" svg:height="2cm" svg:x="14.5cm" svg:y="11cm">
          <text:p text:style-name="P1"><text:span text:style-name="T1"/></text:p>
          <text:p text:style-name="P6"><text:span text:style-name="T1">ITERATE_J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2.25cm" svg:height="2cm" svg:x="19.25cm" svg:y="11cm">
          <text:p text:style-name="P1"><text:span text:style-name="T1"/></text:p>
          <text:p text:style-name="P6"><text:span text:style-name="T1">WAIT_FOR_J_LOOP_2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5cm" svg:y1="2.75cm" svg:x2="10.5cm" svg:y2="2.25cm" draw:start-shape="id16" draw:start-glue-point="10" draw:end-shape="id17" draw:end-glue-point="6" svg:d="M5000 2750c4126 0 1377-500 5500-500" svg:viewBox="0 0 5501 501">
          <text:p/>
        </draw:connector>
        <draw:connector draw:style-name="gr4" draw:text-style-name="P5" draw:layer="layout" draw:type="curve" svg:x1="13.915cm" svg:y1="2.957cm" svg:x2="12.5cm" svg:y2="3.25cm" draw:start-shape="id17" draw:start-glue-point="9" draw:end-shape="id17" draw:end-glue-point="8" svg:d="M13915 2957c0 1192-1415 1046-1415 293" svg:viewBox="0 0 1416 878">
          <text:p/>
        </draw:connector>
        <draw:connector draw:style-name="gr4" draw:text-style-name="P5" draw:layer="layout" draw:type="curve" svg:x1="14.5cm" svg:y1="2.25cm" svg:x2="18cm" svg:y2="2.5cm" draw:start-shape="id17" draw:start-glue-point="10" draw:end-shape="id18" draw:end-glue-point="6" svg:d="M14500 2250c2626 0 877 250 3500 250" svg:viewBox="0 0 3501 251">
          <text:p/>
        </draw:connector>
        <draw:connector draw:style-name="gr4" draw:text-style-name="P5" draw:layer="layout" draw:type="curve" draw:line-skew="1.624cm" svg:x1="20.25cm" svg:y1="3.5cm" svg:x2="10.125cm" svg:y2="10.75cm" draw:start-shape="id18" draw:start-glue-point="8" draw:end-shape="id19" draw:end-glue-point="4" svg:d="M20250 3500c0 7875-10125 4250-10125 7250" svg:viewBox="0 0 10126 7251">
          <text:p/>
        </draw:connector>
        <draw:connector draw:style-name="gr4" draw:text-style-name="P5" draw:layer="layout" draw:type="curve" svg:x1="4.171cm" svg:y1="11.043cm" svg:x2="9.329cm" svg:y2="11.043cm" draw:start-shape="id20" draw:start-glue-point="11" draw:end-shape="id19" draw:end-glue-point="5" svg:d="M4171 11043c0-1191 5158-1191 5158 0" svg:viewBox="0 0 5159 894">
          <text:p/>
        </draw:connector>
        <draw:connector draw:style-name="gr4" draw:text-style-name="P5" draw:layer="layout" draw:type="curve" svg:x1="10.921cm" svg:y1="11.043cm" svg:x2="14.829cm" svg:y2="11.293cm" draw:start-shape="id19" draw:start-glue-point="11" draw:end-shape="id21" draw:end-glue-point="5" svg:d="M10921 11043c0-1191 3908-1316 3908 250" svg:viewBox="0 0 3909 1160">
          <text:p/>
        </draw:connector>
        <draw:connector draw:style-name="gr4" draw:text-style-name="P5" draw:layer="layout" draw:type="curve" svg:x1="16.421cm" svg:y1="11.293cm" svg:x2="19.579cm" svg:y2="11.293cm" draw:start-shape="id21" draw:start-glue-point="11" draw:end-shape="id22" draw:end-glue-point="5" svg:d="M16421 11293c0-1191 3158-1191 3158 0" svg:viewBox="0 0 3159 894">
          <text:p/>
        </draw:connector>
        <draw:connector draw:style-name="gr4" draw:text-style-name="P5" draw:layer="layout" draw:type="curve" svg:x1="21.171cm" svg:y1="11.293cm" svg:x2="23.329cm" svg:y2="11.293cm" draw:start-shape="id22" draw:start-glue-point="11" draw:end-shape="id23" draw:end-glue-point="5" svg:d="M21171 11293c0-1191 2158-1191 2158 0" svg:viewBox="0 0 2159 894">
          <text:p/>
        </draw:connector>
        <draw:custom-shape draw:style-name="gr1" draw:text-style-name="P1" xml:id="id23" draw:id="id23" draw:layer="layout" svg:width="2.25cm" svg:height="2cm" svg:x="23cm" svg:y="11cm">
          <text:p text:style-name="P1"><text:span text:style-name="T1"/></text:p>
          <text:p text:style-name="P1"><text:span text:style-name="T1">SWAP_IJ_LOOP_2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4.921cm" svg:y1="11.293cm" svg:x2="25.829cm" svg:y2="16.793cm" draw:start-shape="id23" draw:start-glue-point="11" draw:end-shape="id24" draw:end-glue-point="5" svg:d="M24921 11293c0-1191 1369-794 1369 1332s-461 1105-461 4168" svg:viewBox="0 0 1370 6164">
          <text:p/>
        </draw:connector>
        <draw:connector draw:style-name="gr4" draw:text-style-name="P5" draw:layer="layout" draw:type="curve" svg:x1="24.125cm" svg:y1="13cm" svg:x2="3.375cm" svg:y2="12.75cm" draw:start-shape="id23" draw:start-glue-point="8" draw:end-shape="id20" draw:end-glue-point="8" svg:d="M24125 13000c0 753-20750 878-20750-250" svg:viewBox="0 0 20751 832">
          <text:p/>
        </draw:connector>
        <draw:custom-shape draw:style-name="gr7" draw:text-style-name="P2" draw:layer="layout" svg:width="7.25cm" svg:height="4cm" svg:x="1.25cm" svg:y="3.75cm">
          <text:p text:style-name="P2"><text:span text:style-name="T3">  </text:span><text:span text:style-name="T3">requested_iterator_main_loop &lt;= 8'h00</text:span></text:p>
          <text:p text:style-name="P2"><text:span text:style-name="T3">iterator_i &lt;= 8'h00</text:span></text:p>
          <text:p text:style-name="P2"><text:span text:style-name="T3">iterator_j &lt;= 8'h00</text:span></text:p>
          <text:p text:style-name="P2"><text:span text:style-name="T3">select_swap_iterator &lt;= 1'b0</text:span></text:p>
          <text:p text:style-name="P2"><text:span text:style-name="T3"/></text:p>
          <text:p text:style-name="P2"><text:span text:style-name="T3">out_value &lt;= 8'h00</text:span></text:p>
          <text:p text:style-name="P2"><text:span text:style-name="T3">start_swap &lt;= 1'b0</text:span></text:p>
          <text:p text:style-name="P2"><text:span text:style-name="T3">wait_count &lt;= 2'b00</text:span></text:p>
          <text:p text:style-name="P2"><text:span text:style-name="T3">finish_FSM_1 &lt;= 1'b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cm" svg:height="4cm" svg:x="9.5cm" svg:y="4cm">
          <text:p text:style-name="P2"><text:span text:style-name="T3">  </text:span><text:span text:style-name="T3">requested_iterator_main_loop &lt;= iterator_i</text:span></text:p>
          <text:p text:style-name="P2"><text:span text:style-name="T3">iterator_i &lt;= iterator_i + 1</text:span></text:p>
          <text:p text:style-name="P2"><text:span text:style-name="T3"/></text:p>
          <text:p text:style-name="P2"><text:span text:style-name="T3">select_swap_iterator &lt;= 1'b0</text:span></text:p>
          <text:p text:style-name="P2"><text:span text:style-name="T3"/></text:p>
          <text:p text:style-name="P2"><text:span text:style-name="T4">out_value &lt;= </text:span><text:span text:style-name="T3">iterator_i</text:span></text:p>
          <text:p text:style-name="P2"><text:span text:style-name="T3"/></text:p>
          <text:p text:style-name="P2"><text:span text:style-name="T3">wait_count &lt;= 2'b00</text:span></text:p>
          <text:p text:style-name="P2"><text:span text:style-name="T3">finish_FSM_1 &lt;= 1'b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95cm" svg:height="4cm" svg:x="20.5cm" svg:y="3.75cm">
          <text:p text:style-name="P2"><text:span text:style-name="T4">  </text:span><text:span text:style-name="T4">requested_iterator_main_loop &lt;= </text:span><text:span text:style-name="T3"><text:s/>iterator_i</text:span></text:p>
          <text:p text:style-name="P2"><text:span text:style-name="T3">iterator_i &lt;= 8'h00</text:span></text:p>
          <text:p text:style-name="P2"><text:span text:style-name="T3"/></text:p>
          <text:p text:style-name="P2"><text:span text:style-name="T3">select_swap_iterator &lt;= 1'b0</text:span></text:p>
          <text:p text:style-name="P2"><text:span text:style-name="T3"/></text:p>
          <text:p text:style-name="P2"><text:span text:style-name="T4">out_value &lt;= </text:span><text:span text:style-name="T3">iterator_i</text:span></text:p>
          <text:p text:style-name="P2"><text:span text:style-name="T3">start_swap &lt;= 1'b0</text:span></text:p>
          <text:p text:style-name="P2"><text:span text:style-name="T3">wait_count &lt;= wait_count + 1</text:span></text:p>
          <text:p text:style-name="P2"><text:span text:style-name="T3">finish_FSM_1 &lt;= 1'b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75cm" svg:height="4cm" svg:x="1cm" svg:y="13.75cm">
          <text:p text:style-name="P2"><text:span text:style-name="T3">  </text:span><text:span text:style-name="T3">requested_iterator_main_loop &lt;= iterator_i</text:span></text:p>
          <text:p text:style-name="P2"><text:span text:style-name="T3">iterator_i &lt;= iterator_i + 1</text:span></text:p>
          <text:p text:style-name="P2"><text:span text:style-name="T3"/></text:p>
          <text:p text:style-name="P2"><text:span text:style-name="T3">select_swap_iterator &lt;= 1'b0</text:span></text:p>
          <text:p text:style-name="P2"><text:span text:style-name="T3"/></text:p>
          <text:p text:style-name="P2"><text:span text:style-name="T4">out_value &lt;= </text:span><text:span text:style-name="T3">iterator_i</text:span></text:p>
          <text:p text:style-name="P2"><text:span text:style-name="T3"/></text:p>
          <text:p text:style-name="P2"><text:span text:style-name="T3">wait_count &lt;= 2'b00</text:span></text:p>
          <text:p text:style-name="P2"><text:span text:style-name="T3">finish_FSM_1 &lt;= 1'b0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xml:id="id25" draw:id="id25" draw:layer="layout" svg:width="4.5cm" svg:height="2cm" svg:x="2.25cm" svg:y="1.5cm">
          <text:p text:style-name="P1"><text:span text:style-name="T1"/></text:p>
          <text:p text:style-name="P1"><text:span text:style-name="T1">IDLE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909cm" svg:y1="1.793cm" svg:x2="2.25cm" svg:y2="2.5cm" draw:start-shape="id25" draw:start-glue-point="5" draw:end-shape="id25" draw:end-glue-point="6" svg:d="M2909 1793c0-1191-580-992-933-518s-477 1225 274 1225" svg:viewBox="0 0 1213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30" draw:id="id30" draw:layer="layout" svg:width="2.25cm" svg:height="2cm" svg:x="10cm" svg:y="8cm">
          <text:p text:style-name="P1"><text:span text:style-name="T1"/></text:p>
          <text:p text:style-name="P1"><text:span text:style-name="T1">COPY_J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2.25cm" svg:height="2cm" svg:x="10.25cm" svg:y="1.25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2.25cm" svg:height="2cm" svg:x="21.75cm" svg:y="1.25cm">
          <text:p text:style-name="P1"><text:span text:style-name="T1"/></text:p>
          <text:p text:style-name="P1"><text:span text:style-name="T1">COPY_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layout" svg:width="3cm" svg:height="2cm" svg:x="1.75cm" svg:y="7.5cm">
          <text:p text:style-name="P1"><text:span text:style-name="T1"/></text:p>
          <text:p text:style-name="P1"><text:span text:style-name="T1">WAIT_COPY_I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curve" svg:x1="6.75cm" svg:y1="2.5cm" svg:x2="10.25cm" svg:y2="2.25cm" draw:start-shape="id25" draw:start-glue-point="10" draw:end-shape="id26" draw:end-glue-point="6" svg:d="M6750 2500c2626 0 877-250 3500-250" svg:viewBox="0 0 3501 251">
          <text:p text:style-name="P3"><text:span text:style-name="T5">fsm_start === 1</text:span></text:p>
          <text:p text:style-name="P3"><text:span text:style-name="T5"/></text:p>
          <text:p text:style-name="P3"><text:span text:style-name="T5"/></text:p>
        </draw:connector>
        <draw:connector draw:style-name="gr12" draw:text-style-name="P8" draw:layer="layout" draw:type="curve" svg:x1="12.5cm" svg:y1="2.25cm" svg:x2="16.5cm" svg:y2="2cm" draw:start-shape="id26" draw:start-glue-point="10" draw:end-shape="id27" draw:end-glue-point="6" svg:d="M12500 2250c3001 0 1002-250 4000-250" svg:viewBox="0 0 4001 251">
          <text:p text:style-name="P3"><text:span text:style-name="T5">wait_count === 2</text:span></text:p>
          <text:p text:style-name="P3"><text:span text:style-name="T5"/></text:p>
          <text:p text:style-name="P3"><text:span text:style-name="T5"/></text:p>
        </draw:connector>
        <draw:connector draw:style-name="gr12" draw:text-style-name="P10" draw:layer="layout" draw:type="curve" draw:line-skew="1.476cm" svg:x1="22.875cm" svg:y1="3.25cm" svg:x2="4.311cm" svg:y2="7.793cm" draw:start-shape="id28" draw:start-glue-point="8" draw:end-shape="id29" draw:end-glue-point="11" svg:d="M22875 3250c0 5403-18564 3132-18564 4543" svg:viewBox="0 0 18565 4544"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/></text:p>
          <text:p text:style-name="P9"><text:span text:style-name="T5">Wait_count === 2</text:span></text:p>
        </draw:connector>
        <draw:custom-shape draw:style-name="gr13" draw:text-style-name="P1" xml:id="id27" draw:id="id27" draw:layer="layout" svg:width="2.75cm" svg:height="2cm" svg:x="16.5cm" svg:y="1cm">
          <text:p text:style-name="P1"><text:span text:style-name="T1"/></text:p>
          <text:p text:style-name="P1"><text:span text:style-name="T1">WAIT_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9.25cm" svg:y1="2cm" svg:x2="21.75cm" svg:y2="2.25cm" draw:start-shape="id27" draw:start-glue-point="10" draw:end-shape="id28" draw:end-glue-point="6" svg:d="M19250 2000c1876 0 627 250 2500 250" svg:viewBox="0 0 2501 251">
          <text:p/>
        </draw:connector>
        <draw:custom-shape draw:style-name="gr14" draw:text-style-name="P1" xml:id="id31" draw:id="id31" draw:layer="layout" svg:width="3.25cm" svg:height="2cm" svg:x="16.25cm" svg:y="8cm">
          <text:p text:style-name="P1"><text:span text:style-name="T1"/></text:p>
          <text:p text:style-name="P1"><text:span text:style-name="T1">WAIT_COPY_J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2.25cm" svg:height="2cm" svg:x="10cm" svg:y="14.25cm">
          <text:p text:style-name="P1"><text:span text:style-name="T1"/></text:p>
          <text:p text:style-name="P1"><text:span text:style-name="T1">SWAP_J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2.25cm" svg:height="2cm" svg:x="16.75cm" svg:y="14.25cm">
          <text:p text:style-name="P1"><text:span text:style-name="T1"/></text:p>
          <text:p text:style-name="P1"><text:span text:style-name="T1">WAIT_SWAP_J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2.25cm" svg:height="2cm" svg:x="21.75cm" svg:y="14cm">
          <text:p text:style-name="P1"><text:span text:style-name="T1"/></text:p>
          <text:p text:style-name="P1"><text:span text:style-name="T1">FINISH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5cm" svg:height="3cm" svg:x="1.25cm" svg:y="4cm">
          <text:p text:style-name="P2"><text:span text:style-name="T3">saved_value_i &lt;= 8’h00 </text:span></text:p>
          <text:p text:style-name="P2"><text:span text:style-name="T3">saved_value_j &lt;= 8’h00</text:span></text:p>
          <text:p text:style-name="P2"><text:span text:style-name="T3">fsm_finished &lt;= 1’b0</text:span></text:p>
          <text:p text:style-name="P2"><text:span text:style-name="T3">wren &lt;= 1’b0</text:span></text:p>
          <text:p text:style-name="P2"><text:span text:style-name="T3">wait_count &lt;= 2’b00 </text:span></text:p>
          <text:p text:style-name="P2"><text:span text:style-name="T3">iterator &lt;= 8’h00 </text:span></text:p>
          <text:p text:style-name="P2"><text:span text:style-name="T3">out_value &lt;= 8'h00   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5cm" svg:height="3cm" svg:x="7.75cm" svg:y="3.5cm">
          <text:p text:style-name="P2"><text:span text:style-name="T3">saved_value_i &lt;= unchanged </text:span></text:p>
          <text:p text:style-name="P2"><text:span text:style-name="T4">saved_value_j &lt;=</text:span><text:span text:style-name="T3"> unchanged 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</text:span><text:span text:style-name="T3"><text:s/>unchanged </text:span></text:p>
          <text:p text:style-name="P2"><text:span text:style-name="T3">wait_count &lt;= wait_count + 1</text:span></text:p>
          <text:p text:style-name="P2"><text:span text:style-name="T4">Iterator &lt;= </text:span><text:span text:style-name="T3"><text:s/>unchanged</text:span></text:p>
          <text:p text:style-name="P2"><text:span text:style-name="T4">out_value &lt;=</text:span><text:span text:style-name="T3"> unchanged  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5.5cm" svg:height="3cm" svg:x="15cm" svg:y="3.25cm">
          <text:p text:style-name="P2"><text:span text:style-name="T3">saved_value_i &lt;= unchanged </text:span></text:p>
          <text:p text:style-name="P2"><text:span text:style-name="T4">saved_value_j &lt;=</text:span><text:span text:style-name="T3"> unchanged 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1’b0</text:span><text:span text:style-name="T3"> </text:span></text:p>
          <text:p text:style-name="P2"><text:span text:style-name="T4">wait_count &lt;= </text:span><text:span text:style-name="T3"><text:s/>2’b00</text:span></text:p>
          <text:p text:style-name="P2"><text:span text:style-name="T4">Iterator &lt;= </text:span><text:span text:style-name="T3"><text:s/>unchanged</text:span></text:p>
          <text:p text:style-name="P2"><text:span text:style-name="T4">out_value &lt;=</text:span><text:span text:style-name="T3"> unchanged     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5cm" svg:height="3cm" svg:x="23cm" svg:y="3.5cm">
          <text:p text:style-name="P2"><text:span text:style-name="T3">saved_value_i &lt;= unchanged </text:span></text:p>
          <text:p text:style-name="P2"><text:span text:style-name="T4">saved_value_j &lt;=</text:span><text:span text:style-name="T3"> unchanged 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1’b0</text:span><text:span text:style-name="T3"> </text:span></text:p>
          <text:p text:style-name="P2"><text:span text:style-name="T3">wait_count &lt;= wait_count + 1</text:span></text:p>
          <text:p text:style-name="P2"><text:span text:style-name="T4">Iterator &lt;= </text:span><text:span text:style-name="T3"><text:s/>iterator_i</text:span></text:p>
          <text:p text:style-name="P2"><text:span text:style-name="T4">out_value &lt;=</text:span><text:span text:style-name="T3"> unchanged  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5cm" svg:height="3cm" svg:x="1cm" svg:y="10cm">
          <text:p text:style-name="P2"><text:span text:style-name="T3">saved_value_i &lt;= q</text:span></text:p>
          <text:p text:style-name="P2"><text:span text:style-name="T4">saved_value_j &lt;=</text:span><text:span text:style-name="T3"> unchanged 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unchanged </text:span></text:p>
          <text:p text:style-name="P2"><text:span text:style-name="T4">wait_count &lt;= </text:span><text:span text:style-name="T3"><text:s/>2’b00</text:span></text:p>
          <text:p text:style-name="P2"><text:span text:style-name="T4">Iterator &lt;= </text:span><text:span text:style-name="T3"><text:s/>iterator_i</text:span></text:p>
          <text:p text:style-name="P2"><text:span text:style-name="T4">out_value &lt;=</text:span><text:span text:style-name="T3"> unchanged  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4.75cm" svg:y1="8.5cm" svg:x2="10cm" svg:y2="9cm" draw:start-shape="id29" draw:start-glue-point="10" draw:end-shape="id30" draw:end-glue-point="6" svg:d="M4750 8500c3939 0 1314 500 5250 500" svg:viewBox="0 0 5251 501">
          <text:p/>
        </draw:connector>
        <draw:custom-shape draw:style-name="gr21" draw:text-style-name="P2" draw:layer="layout" svg:width="5.5cm" svg:height="3cm" svg:x="8.25cm" svg:y="10cm">
          <text:p text:style-name="P2"><text:span text:style-name="T4">saved_value_i &lt;= </text:span><text:span text:style-name="T3">unchanged</text:span></text:p>
          <text:p text:style-name="P2"><text:span text:style-name="T4">saved_value_j &lt;=</text:span><text:span text:style-name="T3"> unchanged 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1’b0</text:span></text:p>
          <text:p text:style-name="P2"><text:span text:style-name="T3">wait_count &lt;= wait_count + 1</text:span></text:p>
          <text:p text:style-name="P2"><text:span text:style-name="T4">Iterator &lt;= </text:span><text:span text:style-name="T3"><text:s/>iterator_j</text:span></text:p>
          <text:p text:style-name="P2"><text:span text:style-name="T4">out_value &lt;=</text:span><text:span text:style-name="T3"> unchanged  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5cm" svg:height="3cm" svg:x="15.25cm" svg:y="10cm">
          <text:p text:style-name="P2"><text:span text:style-name="T4">saved_value_i &lt;= </text:span><text:span text:style-name="T3">unchanged</text:span></text:p>
          <text:p text:style-name="P2"><text:span text:style-name="T4">saved_value_j &lt;= q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unchanged</text:span></text:p>
          <text:p text:style-name="P2"><text:span text:style-name="T4">wait_count &lt;= </text:span><text:span text:style-name="T3"><text:s/>2’b00</text:span></text:p>
          <text:p text:style-name="P2"><text:span text:style-name="T4">Iterator &lt;= </text:span><text:span text:style-name="T3"><text:s/>iterator_j</text:span></text:p>
          <text:p text:style-name="P2"><text:span text:style-name="T4">out_value &lt;=</text:span><text:span text:style-name="T3"> unchanged  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draw:type="curve" svg:x1="12.25cm" svg:y1="9cm" svg:x2="16.25cm" svg:y2="9cm" draw:start-shape="id30" draw:start-glue-point="10" draw:end-shape="id31" draw:end-glue-point="6" svg:d="M12250 9000h4000" svg:viewBox="0 0 4001 1">
          <text:p text:style-name="P9"><text:span text:style-name="T5">Wait_count === 2</text:span></text:p>
          <text:p text:style-name="P9"><text:span text:style-name="T5"/></text:p>
        </draw:connector>
        <draw:custom-shape draw:style-name="gr1" draw:text-style-name="P1" xml:id="id32" draw:id="id32" draw:layer="layout" svg:width="2.25cm" svg:height="2cm" svg:x="22cm" svg:y="11.25cm">
          <text:p text:style-name="P1"><text:span text:style-name="T1"/></text:p>
          <text:p text:style-name="P1"><text:span text:style-name="T1">SWAP_I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curve" svg:x1="19.5cm" svg:y1="9cm" svg:x2="22.329cm" svg:y2="11.543cm" draw:start-shape="id31" draw:start-glue-point="10" draw:end-shape="id32" draw:end-glue-point="5" svg:d="M19500 9000c1886 0 2829 847 2829 2543" svg:viewBox="0 0 2830 2544">
          <text:p/>
        </draw:connector>
        <draw:custom-shape draw:style-name="gr14" draw:text-style-name="P1" xml:id="id33" draw:id="id33" draw:layer="layout" svg:width="3.25cm" svg:height="2cm" svg:x="1.5cm" svg:y="14.25cm">
          <text:p text:style-name="P1"><text:span text:style-name="T1"/></text:p>
          <text:p text:style-name="P1"><text:span text:style-name="T1">WAIT_SWAP_I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5.5cm" svg:height="3cm" svg:x="23.2cm" svg:y="8cm">
          <text:p text:style-name="P2"><text:span text:style-name="T4">saved_value_i &lt;= </text:span><text:span text:style-name="T3">unchanged</text:span></text:p>
          <text:p text:style-name="P2"><text:span text:style-name="T4">saved_value_j &lt;= unchanged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<text:s/>1’b1 </text:span></text:p>
          <text:p text:style-name="P2"><text:span text:style-name="T3">wait_count &lt;= wait_count + 1</text:span></text:p>
          <text:p text:style-name="P2"><text:span text:style-name="T4">Iterator &lt;= </text:span><text:span text:style-name="T3"><text:s/>iterator_i</text:span></text:p>
          <text:p text:style-name="P2"><text:span text:style-name="T4">out_value &lt;=</text:span><text:span text:style-name="T3"> saved_value_j 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draw:type="curve" draw:line-skew="0cm 0cm -0.3cm" svg:x1="22.329cm" svg:y1="12.957cm" svg:x2="4.274cm" svg:y2="14.543cm" draw:start-shape="id32" draw:start-glue-point="7" draw:end-shape="id33" draw:end-glue-point="11" svg:d="M22329 12957c0 1192-8953 796-8953 644 0-151-9102-699-9102 942" svg:viewBox="0 0 18056 1587">
          <text:p text:style-name="P9"><text:span text:style-name="T5"><text:tab/></text:span><text:span text:style-name="T5"><text:tab/></text:span><text:span text:style-name="T5">Wait_count === 2</text:span></text:p>
        </draw:connector>
        <draw:connector draw:style-name="gr20" draw:text-style-name="P5" draw:layer="layout" draw:type="curve" svg:x1="4.75cm" svg:y1="15.25cm" svg:x2="10cm" svg:y2="15.25cm" draw:start-shape="id33" draw:start-glue-point="10" draw:end-shape="id34" draw:end-glue-point="6" svg:d="M4750 15250h5250" svg:viewBox="0 0 5251 1">
          <text:p/>
        </draw:connector>
        <draw:custom-shape draw:style-name="gr25" draw:text-style-name="P2" draw:layer="layout" svg:width="5.5cm" svg:height="3cm" svg:x="8.25cm" svg:y="16.5cm">
          <text:p text:style-name="P2"><text:span text:style-name="T4">saved_value_i &lt;= </text:span><text:span text:style-name="T3">unchanged</text:span></text:p>
          <text:p text:style-name="P2"><text:span text:style-name="T4">saved_value_j &lt;= unchanged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<text:s/>1’b1 </text:span></text:p>
          <text:p text:style-name="P2"><text:span text:style-name="T3">wait_count &lt;= wait_count + 1</text:span></text:p>
          <text:p text:style-name="P2"><text:span text:style-name="T4">Iterator &lt;= </text:span><text:span text:style-name="T3"><text:s/>iterator_j</text:span></text:p>
          <text:p text:style-name="P2"><text:span text:style-name="T4">out_value &lt;=</text:span><text:span text:style-name="T3"> saved_value_i 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5.5cm" svg:height="3cm" svg:x="1.25cm" svg:y="16.5cm">
          <text:p text:style-name="P2"><text:span text:style-name="T4">saved_value_i &lt;= </text:span><text:span text:style-name="T3">unchanged</text:span></text:p>
          <text:p text:style-name="P2"><text:span text:style-name="T4">saved_value_j &lt;= unchanged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<text:s/>1’b0 </text:span></text:p>
          <text:p text:style-name="P2"><text:span text:style-name="T4">wait_count &lt;= </text:span><text:span text:style-name="T3"><text:s/>2’b00</text:span></text:p>
          <text:p text:style-name="P2"><text:span text:style-name="T4">Iterator &lt;= </text:span><text:span text:style-name="T3"><text:s/>iterator_i</text:span></text:p>
          <text:p text:style-name="P2"><text:span text:style-name="T4">out_value &lt;= </text:span><text:span text:style-name="T3">unchanged</text:span></text:p>
          <draw:enhanced-geometry svg:viewBox="0 0 21600 21600" draw:type="rectangle" draw:enhanced-path="M 0 0 L 21600 0 21600 21600 0 21600 0 0 Z N"/>
        </draw:custom-shape>
        <draw:connector draw:style-name="gr23" draw:text-style-name="P10" draw:layer="layout" draw:type="curve" svg:x1="12.25cm" svg:y1="15.25cm" svg:x2="16.75cm" svg:y2="15.25cm" draw:start-shape="id34" draw:start-glue-point="10" draw:end-shape="id35" draw:end-glue-point="6" svg:d="M12250 15250h4500" svg:viewBox="0 0 4501 1">
          <text:p text:style-name="P9"><text:span text:style-name="T5">Wait_count === 2</text:span></text:p>
          <text:p text:style-name="P9"><text:span text:style-name="T5"/></text:p>
        </draw:connector>
        <draw:custom-shape draw:style-name="gr27" draw:text-style-name="P2" draw:layer="layout" svg:width="5.5cm" svg:height="3cm" svg:x="15.25cm" svg:y="16.5cm">
          <text:p text:style-name="P2"><text:span text:style-name="T4">saved_value_i &lt;= </text:span><text:span text:style-name="T3">unchanged</text:span></text:p>
          <text:p text:style-name="P2"><text:span text:style-name="T4">saved_value_j &lt;= unchanged</text:span></text:p>
          <text:p text:style-name="P2"><text:span text:style-name="T4">fsm_finished &lt;= </text:span><text:span text:style-name="T3"><text:s/>unchanged </text:span></text:p>
          <text:p text:style-name="P2"><text:span text:style-name="T4">wren &lt;= <text:s/>1’b0 </text:span></text:p>
          <text:p text:style-name="P2"><text:span text:style-name="T4">wait_count &lt;= </text:span><text:span text:style-name="T3"><text:s/>2’b00</text:span></text:p>
          <text:p text:style-name="P2"><text:span text:style-name="T4">Iterator &lt;= </text:span><text:span text:style-name="T3"><text:s/>iterator_j</text:span></text:p>
          <text:p text:style-name="P2"><text:span text:style-name="T4">out_value &lt;= </text:span><text:span text:style-name="T3">unchanged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5cm" svg:height="3cm" svg:x="23cm" svg:y="16.25cm">
          <text:p text:style-name="P2"><text:span text:style-name="T4">saved_value_i &lt;= </text:span><text:span text:style-name="T3">unchanged</text:span></text:p>
          <text:p text:style-name="P2"><text:span text:style-name="T4">saved_value_j &lt;= unchanged</text:span></text:p>
          <text:p text:style-name="P2"><text:span text:style-name="T4">fsm_finished &lt;= 1’b1 </text:span><text:span text:style-name="T3"> </text:span></text:p>
          <text:p text:style-name="P2"><text:span text:style-name="T4">wren &lt;= <text:s/>1’b0 </text:span></text:p>
          <text:p text:style-name="P2"><text:span text:style-name="T4">wait_count &lt;= </text:span><text:span text:style-name="T3"><text:s/>2’b00</text:span></text:p>
          <text:p text:style-name="P2"><text:span text:style-name="T4">Iterator &lt;= unchanged</text:span></text:p>
          <text:p text:style-name="P2"><text:span text:style-name="T4">out_value &lt;= </text:span><text:span text:style-name="T3">unchanged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19cm" svg:y1="15.25cm" svg:x2="21.75cm" svg:y2="15cm" draw:start-shape="id35" draw:start-glue-point="10" draw:end-shape="id36" draw:end-glue-point="6" svg:d="M19000 15250c2214 0 839-250 2750-250" svg:viewBox="0 0 2751 251">
          <text:p/>
        </draw:connector>
        <draw:connector draw:style-name="gr23" draw:text-style-name="P8" draw:layer="layout" draw:type="curve" svg:x1="6.091cm" svg:y1="1.793cm" svg:x2="4.5cm" svg:y2="1.5cm" draw:start-shape="id25" draw:start-glue-point="11" draw:end-shape="id25" draw:end-glue-point="4" svg:d="M6091 1793c0-1191-1591-1044-1591-293" svg:viewBox="0 0 1592 877">
          <text:p text:style-name="P3"><text:span text:style-name="T5">fsm_start === 0</text:span></text:p>
          <text:p text:style-name="P3"><text:span text:style-name="T5"/></text:p>
        </draw:connector>
        <draw:connector draw:style-name="gr20" draw:text-style-name="P5" draw:layer="layout" draw:type="curve" draw:line-skew="-0.799cm" svg:x1="23.671cm" svg:y1="15.707cm" svg:x2="24cm" svg:y2="15cm" draw:start-shape="id36" draw:start-glue-point="9" draw:end-shape="id36" draw:end-glue-point="10" svg:d="M23671 15707c0-6 416-5 686-180s396-527-357-527" svg:viewBox="0 0 897 708">
          <text:p/>
        </draw:connector>
        <draw:connector draw:style-name="gr23" draw:text-style-name="P10" draw:layer="layout" draw:type="curve" svg:x1="11.375cm" svg:y1="1.25cm" svg:x2="12.171cm" svg:y2="1.543cm" draw:start-shape="id26" draw:start-glue-point="4" draw:end-shape="id26" draw:end-glue-point="11" svg:d="M11375 1250c0-751 796-898 796 293" svg:viewBox="0 0 797 877">
          <text:p text:style-name="P9"><text:span text:style-name="T5">Wait_count != 2</text:span></text:p>
          <text:p text:style-name="P9"><text:span text:style-name="T5"/></text:p>
        </draw:connector>
        <draw:connector draw:style-name="gr23" draw:text-style-name="P10" draw:layer="layout" draw:type="curve" draw:line-skew="0.436cm" svg:x1="23.671cm" svg:y1="1.543cm" svg:x2="24cm" svg:y2="2.25cm" draw:start-shape="id28" draw:start-glue-point="11" draw:end-shape="id28" draw:end-glue-point="10" svg:d="M23671 1543c0-537 416-448 686-137s396 844-357 844" svg:viewBox="0 0 897 1095">
          <text:p text:style-name="P9"><text:span text:style-name="T5"><text:tab/></text:span><text:span text:style-name="T5"><text:tab/></text:span><text:span text:style-name="T5">Wait_count != 2</text:span></text:p>
          <text:p text:style-name="P9"><text:span text:style-name="T5"/></text:p>
        </draw:connector>
        <draw:connector draw:style-name="gr23" draw:text-style-name="P10" draw:layer="layout" draw:type="curve" svg:x1="10.329cm" svg:y1="8.293cm" svg:x2="11.125cm" svg:y2="8cm" draw:start-shape="id30" draw:start-glue-point="5" draw:end-shape="id30" draw:end-glue-point="4" svg:d="M10329 8293c0-1191 796-1044 796-293" svg:viewBox="0 0 797 877">
          <text:p text:style-name="P9"><text:span text:style-name="T5">Wait_count != 2</text:span></text:p>
          <text:p text:style-name="P9"><text:span text:style-name="T5"/></text:p>
        </draw:connector>
        <draw:connector draw:style-name="gr23" draw:text-style-name="P10" draw:layer="layout" draw:type="curve" draw:line-skew="0cm -0.549cm" svg:x1="24.25cm" svg:y1="12.25cm" svg:x2="23.921cm" svg:y2="12.957cm" draw:start-shape="id32" draw:start-glue-point="10" draw:end-shape="id32" draw:end-glue-point="9" svg:d="M24250 12250c753 0 627 477 357 746s-686 330-686-39" svg:viewBox="0 0 897 967">
          <text:p text:style-name="P9"><text:span text:style-name="T5"><text:tab/></text:span><text:span text:style-name="T5"><text:tab/></text:span><text:span text:style-name="T5"><text:tab/></text:span><text:span text:style-name="T5">Wait_count != 2</text:span></text:p>
          <text:p text:style-name="P9"><text:span text:style-name="T5"/></text:p>
        </draw:connector>
        <draw:connector draw:style-name="gr23" draw:text-style-name="P10" draw:layer="layout" draw:type="curve" svg:x1="10.329cm" svg:y1="14.543cm" svg:x2="11.125cm" svg:y2="14.25cm" draw:start-shape="id34" draw:start-glue-point="5" draw:end-shape="id34" draw:end-glue-point="4" svg:d="M10329 14543c0-1191 796-1044 796-293" svg:viewBox="0 0 797 877">
          <text:p text:style-name="P9"><text:span text:style-name="T5">Wait_count != 2</text:span></text:p>
          <text:p text:style-name="P9"><text:span text:style-name="T5"/></text:p>
        </draw:connector>
      </draw:page>
      <draw:page draw:name="page4" draw:style-name="dp1" draw:master-page-name="Default">
        <draw:custom-shape draw:style-name="gr1" draw:text-style-name="P1" xml:id="id37" draw:id="id37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6.5cm" svg:height="1.5cm" svg:x="2.5cm" svg:y="6.5cm">
          <text:p text:style-name="P2"><text:span text:style-name="T3">Task 2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37" draw:start-glue-point="5" draw:end-shape="id37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42" draw:id="id42" draw:layer="layout" svg:width="2.25cm" svg:height="2cm" svg:x="21.75cm" svg:y="2cm">
          <text:p text:style-name="P1"><text:span text:style-name="T1"/></text:p>
          <text:p text:style-name="P1"><text:span text:style-name="T1">FINISHED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2.25cm" svg:height="2cm" svg:x="6.25cm" svg:y="2cm">
          <text:p text:style-name="P1"><text:span text:style-name="T1"/></text:p>
          <text:p text:style-name="P1"><text:span text:style-name="T1">COPY_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2.25cm" svg:height="2cm" svg:x="13.5cm" svg:y="2cm">
          <text:p text:style-name="P1"><text:span text:style-name="T1"/></text:p>
          <text:p text:style-name="P1"><text:span text:style-name="T1">SWAP_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2.25cm" svg:height="2cm" svg:x="17.5cm" svg:y="2cm">
          <text:p text:style-name="P1"><text:span text:style-name="T1"/></text:p>
          <text:p text:style-name="P1"><text:span text:style-name="T1">SWAP_J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579cm" svg:y2="2.293cm" draw:start-shape="id37" draw:start-glue-point="11" draw:end-shape="id38" draw:end-glue-point="5" svg:d="M4671 2293c0-1191 1908-1191 1908 0" svg:viewBox="0 0 1909 894">
          <text:p/>
        </draw:connector>
        <draw:connector draw:style-name="gr4" draw:text-style-name="P5" draw:layer="layout" draw:type="curve" svg:x1="8.171cm" svg:y1="2.293cm" svg:x2="10.079cm" svg:y2="2.293cm" draw:start-shape="id38" draw:start-glue-point="11" draw:end-shape="id39" draw:end-glue-point="5" svg:d="M8171 2293c0-1191 1908-1191 1908 0" svg:viewBox="0 0 1909 894">
          <text:p/>
        </draw:connector>
        <draw:connector draw:style-name="gr4" draw:text-style-name="P5" draw:layer="layout" draw:type="curve" svg:x1="15.421cm" svg:y1="2.293cm" svg:x2="17.829cm" svg:y2="2.293cm" draw:start-shape="id40" draw:start-glue-point="11" draw:end-shape="id41" draw:end-glue-point="5" svg:d="M15421 2293c0-1191 2408-1191 2408 0" svg:viewBox="0 0 2409 894">
          <text:p/>
        </draw:connector>
        <draw:connector draw:style-name="gr4" draw:text-style-name="P5" draw:layer="layout" draw:type="curve" svg:x1="19.421cm" svg:y1="2.293cm" svg:x2="22.079cm" svg:y2="2.293cm" draw:start-shape="id41" draw:start-glue-point="11" draw:end-shape="id42" draw:end-glue-point="5" svg:d="M19421 2293c0-1191 2658-1191 2658 0" svg:viewBox="0 0 2659 894">
          <text:p/>
        </draw:connector>
        <draw:custom-shape draw:style-name="gr1" draw:text-style-name="P1" xml:id="id39" draw:id="id39" draw:layer="layout" svg:width="2.25cm" svg:height="2cm" svg:x="9.75cm" svg:y="2cm">
          <text:p text:style-name="P1"><text:span text:style-name="T1"/></text:p>
          <text:p text:style-name="P1"><text:span text:style-name="T1">COPY_J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1.671cm" svg:y1="2.293cm" svg:x2="13.829cm" svg:y2="2.293cm" draw:start-shape="id39" draw:start-glue-point="11" draw:end-shape="id40" draw:end-glue-point="5" svg:d="M11671 2293c0-1191 2158-1191 2158 0" svg:viewBox="0 0 2159 894">
          <text:p/>
        </draw:connector>
      </draw:page>
      <draw:page draw:name="page5" draw:style-name="dp1" draw:master-page-name="Default">
        <draw:custom-shape draw:style-name="gr1" draw:text-style-name="P1" xml:id="id43" draw:id="id43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6.5cm" svg:height="1.5cm" svg:x="2.5cm" svg:y="6.5cm">
          <text:p text:style-name="P2"><text:span text:style-name="T3">Task 2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43" draw:start-glue-point="5" draw:end-shape="id43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48" draw:id="id48" draw:layer="layout" svg:width="2.25cm" svg:height="2cm" svg:x="21.75cm" svg:y="2cm">
          <text:p text:style-name="P1"><text:span text:style-name="T1"/></text:p>
          <text:p text:style-name="P1"><text:span text:style-name="T1">FINISHED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2.25cm" svg:height="2cm" svg:x="6.25cm" svg:y="2cm">
          <text:p text:style-name="P1"><text:span text:style-name="T1"/></text:p>
          <text:p text:style-name="P1"><text:span text:style-name="T1">COPY_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2.25cm" svg:height="2cm" svg:x="13.5cm" svg:y="2cm">
          <text:p text:style-name="P1"><text:span text:style-name="T1"/></text:p>
          <text:p text:style-name="P1"><text:span text:style-name="T1">SWAP_I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2.25cm" svg:height="2cm" svg:x="17.5cm" svg:y="2cm">
          <text:p text:style-name="P1"><text:span text:style-name="T1"/></text:p>
          <text:p text:style-name="P1"><text:span text:style-name="T1">SWAP_J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579cm" svg:y2="2.293cm" draw:start-shape="id43" draw:start-glue-point="11" draw:end-shape="id44" draw:end-glue-point="5" svg:d="M4671 2293c0-1191 1908-1191 1908 0" svg:viewBox="0 0 1909 894">
          <text:p/>
        </draw:connector>
        <draw:connector draw:style-name="gr4" draw:text-style-name="P5" draw:layer="layout" draw:type="curve" svg:x1="8.171cm" svg:y1="2.293cm" svg:x2="10.079cm" svg:y2="2.293cm" draw:start-shape="id44" draw:start-glue-point="11" draw:end-shape="id45" draw:end-glue-point="5" svg:d="M8171 2293c0-1191 1908-1191 1908 0" svg:viewBox="0 0 1909 894">
          <text:p/>
        </draw:connector>
        <draw:connector draw:style-name="gr4" draw:text-style-name="P5" draw:layer="layout" draw:type="curve" svg:x1="15.421cm" svg:y1="2.293cm" svg:x2="17.829cm" svg:y2="2.293cm" draw:start-shape="id46" draw:start-glue-point="11" draw:end-shape="id47" draw:end-glue-point="5" svg:d="M15421 2293c0-1191 2408-1191 2408 0" svg:viewBox="0 0 2409 894">
          <text:p/>
        </draw:connector>
        <draw:connector draw:style-name="gr4" draw:text-style-name="P5" draw:layer="layout" draw:type="curve" svg:x1="19.421cm" svg:y1="2.293cm" svg:x2="22.079cm" svg:y2="2.293cm" draw:start-shape="id47" draw:start-glue-point="11" draw:end-shape="id48" draw:end-glue-point="5" svg:d="M19421 2293c0-1191 2658-1191 2658 0" svg:viewBox="0 0 2659 894">
          <text:p/>
        </draw:connector>
        <draw:custom-shape draw:style-name="gr1" draw:text-style-name="P1" xml:id="id45" draw:id="id45" draw:layer="layout" svg:width="2.25cm" svg:height="2cm" svg:x="9.75cm" svg:y="2cm">
          <text:p text:style-name="P1"><text:span text:style-name="T1"/></text:p>
          <text:p text:style-name="P1"><text:span text:style-name="T1">COPY_J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1.671cm" svg:y1="2.293cm" svg:x2="13.829cm" svg:y2="2.293cm" draw:start-shape="id45" draw:start-glue-point="11" draw:end-shape="id46" draw:end-glue-point="5" svg:d="M11671 2293c0-1191 2158-1191 2158 0" svg:viewBox="0 0 2159 894">
          <text:p/>
        </draw:connector>
      </draw:page>
      <draw:page draw:name="page6" draw:style-name="dp1" draw:master-page-name="Default">
        <draw:custom-shape draw:style-name="gr1" draw:text-style-name="P1" xml:id="id49" draw:id="id49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6.5cm" svg:height="1.5cm" svg:x="1.75cm" svg:y="6.5cm">
          <text:p text:style-name="P2"><text:span text:style-name="T3">Loop 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49" draw:start-glue-point="5" draw:end-shape="id49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54" draw:id="id54" draw:layer="layout" svg:width="2.25cm" svg:height="2cm" svg:x="23.75cm" svg:y="2cm">
          <text:p text:style-name="P1"><text:span text:style-name="T1"/></text:p>
          <text:p text:style-name="P1"><text:span text:style-name="T1">FINISH</text:span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2.25cm" svg:height="2cm" svg:x="10.5cm" svg:y="2cm">
          <text:p text:style-name="P1"><text:span text:style-name="T1"/></text:p>
          <text:p text:style-name="P1"><text:span text:style-name="T1">WAIT_SWAP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8.421cm" svg:y1="2.293cm" svg:x2="10.829cm" svg:y2="2.293cm" draw:start-shape="id50" draw:start-glue-point="11" draw:end-shape="id51" draw:end-glue-point="5" svg:d="M8421 2293c0-1191 2408-1191 2408 0" svg:viewBox="0 0 2409 894">
          <text:p/>
        </draw:connector>
        <draw:connector draw:style-name="gr4" draw:text-style-name="P5" draw:layer="layout" draw:type="curve" svg:x1="12.421cm" svg:y1="2.293cm" svg:x2="15.329cm" svg:y2="2.293cm" draw:start-shape="id51" draw:start-glue-point="11" draw:end-shape="id52" draw:end-glue-point="5" svg:d="M12421 2293c0-1191 2908-1191 2908 0" svg:viewBox="0 0 2909 894">
          <text:p/>
        </draw:connector>
        <draw:connector draw:style-name="gr4" draw:text-style-name="P5" draw:layer="layout" draw:type="curve" svg:x1="21.421cm" svg:y1="2.293cm" svg:x2="24.079cm" svg:y2="2.293cm" draw:start-shape="id53" draw:start-glue-point="11" draw:end-shape="id54" draw:end-glue-point="5" svg:d="M21421 2293c0-1191 2658-1191 2658 0" svg:viewBox="0 0 2659 894">
          <text:p/>
        </draw:connector>
        <draw:connector draw:style-name="gr4" draw:text-style-name="P5" draw:layer="layout" draw:type="curve" svg:x1="16.921cm" svg:y1="2.293cm" svg:x2="19.829cm" svg:y2="2.293cm" draw:start-shape="id52" draw:start-glue-point="11" draw:end-shape="id53" draw:end-glue-point="5" svg:d="M16921 2293c0-1191 2908-1191 2908 0" svg:viewBox="0 0 2909 894">
          <text:p/>
        </draw:connector>
        <draw:custom-shape draw:style-name="gr1" draw:text-style-name="P1" xml:id="id52" draw:id="id52" draw:layer="layout" svg:width="2.25cm" svg:height="2cm" svg:x="15cm" svg:y="2cm">
          <text:p text:style-name="P1"><text:span text:style-name="T1"/></text:p>
          <text:p text:style-name="P1"><text:span text:style-name="T1">RETREIVE_K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0.625cm" svg:y1="4cm" svg:x2="8.421cm" svg:y2="3.707cm" draw:start-shape="id53" draw:start-glue-point="8" draw:end-shape="id50" draw:end-glue-point="9" svg:d="M20625 4000c0 753-12204 899-12204-293" svg:viewBox="0 0 12205 878">
          <text:p/>
        </draw:connector>
        <draw:custom-shape draw:style-name="gr1" draw:text-style-name="P1" xml:id="id53" draw:id="id53" draw:layer="layout" svg:width="2.25cm" svg:height="2cm" svg:x="19.5cm" svg:y="2cm">
          <text:p text:style-name="P1"><text:span text:style-name="T1">OUTPUT_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2.25cm" svg:height="2cm" svg:x="6.5cm" svg:y="2cm">
          <text:p text:style-name="P1"><text:span text:style-name="T1"/></text:p>
          <text:p text:style-name="P1"><text:span text:style-name="T1">ITERATE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829cm" svg:y2="2.293cm" draw:start-shape="id49" draw:start-glue-point="11" draw:end-shape="id50" draw:end-glue-point="5" svg:d="M4671 2293c0-1191 2158-1191 2158 0" svg:viewBox="0 0 2159 894">
          <text:p/>
        </draw:connector>
      </draw:page>
      <draw:page draw:name="page7" draw:style-name="dp1" draw:master-page-name="Default">
        <draw:custom-shape draw:style-name="gr1" draw:text-style-name="P1" xml:id="id55" draw:id="id55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6.5cm" svg:height="1.5cm" svg:x="1.891cm" svg:y="6.049cm">
          <text:p text:style-name="P2"><text:span text:style-name="T3">Task 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55" draw:start-glue-point="5" draw:end-shape="id55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57" draw:id="id57" draw:layer="layout" svg:width="2.25cm" svg:height="2cm" svg:x="10.5cm" svg:y="2cm">
          <text:p text:style-name="P1"><text:span text:style-name="T1"/></text:p>
          <text:p text:style-name="P1"><text:span text:style-name="T1">DECRYP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8.421cm" svg:y1="2.293cm" svg:x2="10.829cm" svg:y2="2.293cm" draw:start-shape="id56" draw:start-glue-point="11" draw:end-shape="id57" draw:end-glue-point="5" svg:d="M8421 2293c0-1191 2408-1191 2408 0" svg:viewBox="0 0 2409 894">
          <text:p/>
        </draw:connector>
        <draw:connector draw:style-name="gr4" draw:text-style-name="P5" draw:layer="layout" draw:type="curve" svg:x1="12.421cm" svg:y1="2.293cm" svg:x2="15.329cm" svg:y2="2.293cm" draw:start-shape="id57" draw:start-glue-point="11" draw:end-shape="id58" draw:end-glue-point="5" svg:d="M12421 2293c0-1191 2908-1191 2908 0" svg:viewBox="0 0 2909 894">
          <text:p/>
        </draw:connector>
        <draw:connector draw:style-name="gr4" draw:text-style-name="P5" draw:layer="layout" draw:type="curve" svg:x1="16.921cm" svg:y1="2.293cm" svg:x2="19.829cm" svg:y2="2.293cm" draw:start-shape="id58" draw:start-glue-point="11" draw:end-shape="id59" draw:end-glue-point="5" svg:d="M16921 2293c0-1191 2908-1191 2908 0" svg:viewBox="0 0 2909 894">
          <text:p/>
        </draw:connector>
        <draw:custom-shape draw:style-name="gr1" draw:text-style-name="P1" xml:id="id58" draw:id="id58" draw:layer="layout" svg:width="2.25cm" svg:height="2cm" svg:x="15cm" svg:y="2cm">
          <text:p text:style-name="P1"><text:span text:style-name="T1"/></text:p>
          <text:p text:style-name="P1"><text:span text:style-name="T1">TEST</text:span></text:p>
          <text:p text:style-name="P1"><text:span text:style-name="T1">CHARACTERS</text:span></text:p>
          <text:p text:style-name="P1"><text:span text:style-name="T1">FSM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6.125cm" svg:y1="4cm" svg:x2="8.421cm" svg:y2="3.707cm" draw:start-shape="id58" draw:start-glue-point="8" draw:end-shape="id56" draw:end-glue-point="9" svg:d="M16125 4000c0 753-7704 899-7704-293" svg:viewBox="0 0 7705 878">
          <text:p/>
        </draw:connector>
        <draw:custom-shape draw:style-name="gr1" draw:text-style-name="P1" xml:id="id59" draw:id="id59" draw:layer="layout" svg:width="2.25cm" svg:height="2cm" svg:x="19.5cm" svg:y="2cm">
          <text:p text:style-name="P1"><text:span text:style-name="T1">FINI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2.25cm" svg:height="2cm" svg:x="6.5cm" svg:y="2cm">
          <text:p text:style-name="P1"><text:span text:style-name="T1"/></text:p>
          <text:p text:style-name="P1"><text:span text:style-name="T1">ITERATE</text:span></text:p>
          <text:p text:style-name="P1"><text:span text:style-name="T1">KE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829cm" svg:y2="2.293cm" draw:start-shape="id55" draw:start-glue-point="11" draw:end-shape="id56" draw:end-glue-point="5" svg:d="M4671 2293c0-1191 2158-1191 2158 0" svg:viewBox="0 0 2159 894">
          <text:p/>
        </draw:connector>
      </draw:page>
      <draw:page draw:name="page8" draw:style-name="dp1" draw:master-page-name="Default">
        <draw:custom-shape draw:style-name="gr1" draw:text-style-name="P1" xml:id="id60" draw:id="id60" draw:layer="layout" svg:width="2.25cm" svg:height="2cm" svg:x="2.75cm" svg:y="2cm">
          <text:p text:style-name="P1"><text:span text:style-name="T1"/></text:p>
          <text:p text:style-name="P1"><text:span text:style-name="T1">STAR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6.5cm" svg:height="1.5cm" svg:x="1.891cm" svg:y="6.049cm">
          <text:p text:style-name="P2"><text:span text:style-name="T3">Task 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3.079cm" svg:y1="2.293cm" svg:x2="2.75cm" svg:y2="3cm" draw:start-shape="id60" draw:start-glue-point="5" draw:end-shape="id60" draw:end-glue-point="6" svg:d="M3079 2293c0-1191-415-992-685-518s-395 1225 356 1225" svg:viewBox="0 0 896 1597">
          <text:p text:style-name="P3"><text:span text:style-name="T2">reset == 1</text:span></text:p>
          <text:p text:style-name="P3"/>
          <text:p text:style-name="P3"/>
        </draw:connector>
        <draw:custom-shape draw:style-name="gr1" draw:text-style-name="P1" xml:id="id62" draw:id="id62" draw:layer="layout" svg:width="2.25cm" svg:height="2cm" svg:x="10.5cm" svg:y="2cm">
          <text:p text:style-name="P1"><text:span text:style-name="T1"/></text:p>
          <text:p text:style-name="P1"><text:span text:style-name="T1">DECRYPT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8.421cm" svg:y1="2.293cm" svg:x2="10.829cm" svg:y2="2.293cm" draw:start-shape="id61" draw:start-glue-point="11" draw:end-shape="id62" draw:end-glue-point="5" svg:d="M8421 2293c0-1191 2408-1191 2408 0" svg:viewBox="0 0 2409 894">
          <text:p/>
        </draw:connector>
        <draw:connector draw:style-name="gr4" draw:text-style-name="P5" draw:layer="layout" draw:type="curve" svg:x1="12.421cm" svg:y1="2.293cm" svg:x2="15.329cm" svg:y2="2.293cm" draw:start-shape="id62" draw:start-glue-point="11" draw:end-shape="id63" draw:end-glue-point="5" svg:d="M12421 2293c0-1191 2908-1191 2908 0" svg:viewBox="0 0 2909 894">
          <text:p/>
        </draw:connector>
        <draw:connector draw:style-name="gr4" draw:text-style-name="P5" draw:layer="layout" draw:type="curve" svg:x1="16.921cm" svg:y1="2.293cm" svg:x2="19.829cm" svg:y2="2.293cm" draw:start-shape="id63" draw:start-glue-point="11" draw:end-shape="id64" draw:end-glue-point="5" svg:d="M16921 2293c0-1191 2908-1191 2908 0" svg:viewBox="0 0 2909 894">
          <text:p/>
        </draw:connector>
        <draw:custom-shape draw:style-name="gr1" draw:text-style-name="P1" xml:id="id63" draw:id="id63" draw:layer="layout" svg:width="2.25cm" svg:height="2cm" svg:x="15cm" svg:y="2cm">
          <text:p text:style-name="P1"><text:span text:style-name="T1"/></text:p>
          <text:p text:style-name="P1"><text:span text:style-name="T1">TEST</text:span></text:p>
          <text:p text:style-name="P1"><text:span text:style-name="T1">CHARACTERS</text:span></text:p>
          <text:p text:style-name="P1"><text:span text:style-name="T1">FSM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6.125cm" svg:y1="4cm" svg:x2="8.421cm" svg:y2="3.707cm" draw:start-shape="id63" draw:start-glue-point="8" draw:end-shape="id61" draw:end-glue-point="9" svg:d="M16125 4000c0 753-7704 899-7704-293" svg:viewBox="0 0 7705 878">
          <text:p/>
        </draw:connector>
        <draw:custom-shape draw:style-name="gr1" draw:text-style-name="P1" xml:id="id64" draw:id="id64" draw:layer="layout" svg:width="2.25cm" svg:height="2cm" svg:x="19.5cm" svg:y="2cm">
          <text:p text:style-name="P1"><text:span text:style-name="T1">FINI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2.25cm" svg:height="2cm" svg:x="6.5cm" svg:y="2cm">
          <text:p text:style-name="P1"><text:span text:style-name="T1"/></text:p>
          <text:p text:style-name="P1"><text:span text:style-name="T1">ITERATE</text:span></text:p>
          <text:p text:style-name="P1"><text:span text:style-name="T1">KEY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671cm" svg:y1="2.293cm" svg:x2="6.829cm" svg:y2="2.293cm" draw:start-shape="id60" draw:start-glue-point="11" draw:end-shape="id61" draw:end-glue-point="5" svg:d="M4671 2293c0-1191 2158-1191 2158 0" svg:viewBox="0 0 2159 89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9T21:35:03.303000000</meta:creation-date>
    <dc:date>2021-03-21T13:59:30.807000000</dc:date>
    <meta:editing-duration>P3DT17H52M</meta:editing-duration>
    <meta:editing-cycles>28</meta:editing-cycles>
    <meta:generator>LibreOffice/7.0.0.3$Windows_X86_64 LibreOffice_project/8061b3e9204bef6b321a21033174034a5e2ea88e</meta:generator>
    <meta:document-statistic meta:object-count="165"/>
  </office:meta>
</office:document-meta>
</file>